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fr" fo:country="FR" officeooo:rsid="0002870e" officeooo:paragraph-rsid="0002870e"/>
    </style:style>
    <style:style style:name="P2" style:family="paragraph" style:parent-style-name="Standard">
      <style:text-properties officeooo:rsid="0002dacb" officeooo:paragraph-rsid="0002dacb"/>
    </style:style>
    <style:style style:name="P3" style:family="paragraph" style:parent-style-name="Standard">
      <style:text-properties officeooo:rsid="0002dacb" officeooo:paragraph-rsid="00035fe5"/>
    </style:style>
    <style:style style:name="P4" style:family="paragraph" style:parent-style-name="Standard">
      <style:paragraph-properties fo:break-before="page"/>
      <style:text-properties officeooo:rsid="0002dacb" officeooo:paragraph-rsid="00035fe5"/>
    </style:style>
    <style:style style:name="P5" style:family="paragraph" style:parent-style-name="Standard">
      <style:text-properties officeooo:rsid="0002dacb" officeooo:paragraph-rsid="00056315"/>
    </style:style>
    <style:style style:name="P6" style:family="paragraph" style:parent-style-name="Standard">
      <style:text-properties officeooo:rsid="00035fe5" officeooo:paragraph-rsid="00035fe5"/>
    </style:style>
    <style:style style:name="P7" style:family="paragraph" style:parent-style-name="Standard">
      <style:text-properties officeooo:rsid="00037e20" officeooo:paragraph-rsid="00037e20"/>
    </style:style>
    <style:style style:name="P8" style:family="paragraph" style:parent-style-name="Standard">
      <style:text-properties officeooo:rsid="0003b741" officeooo:paragraph-rsid="0003b741"/>
    </style:style>
    <style:style style:name="P9" style:family="paragraph" style:parent-style-name="Standard">
      <style:text-properties officeooo:rsid="000429f2" officeooo:paragraph-rsid="000429f2"/>
    </style:style>
    <style:style style:name="P10" style:family="paragraph" style:parent-style-name="Standard">
      <style:text-properties officeooo:rsid="000512a4" officeooo:paragraph-rsid="000512a4"/>
    </style:style>
    <style:style style:name="P11" style:family="paragraph" style:parent-style-name="Standard" style:list-style-name="List_20_1">
      <style:text-properties officeooo:rsid="0002dacb" officeooo:paragraph-rsid="0002dacb"/>
    </style:style>
    <style:style style:name="P12" style:family="paragraph" style:parent-style-name="Standard">
      <style:text-properties officeooo:rsid="0002dacb" officeooo:paragraph-rsid="00080c21"/>
    </style:style>
    <style:style style:name="P13" style:family="paragraph" style:parent-style-name="Standard" style:list-style-name="List_20_1">
      <style:text-properties officeooo:rsid="00080c21" officeooo:paragraph-rsid="00080c21"/>
    </style:style>
    <style:style style:name="P14" style:family="paragraph" style:parent-style-name="Standard">
      <style:text-properties officeooo:rsid="00080c21" officeooo:paragraph-rsid="00080c21"/>
    </style:style>
    <style:style style:name="P15" style:family="paragraph" style:parent-style-name="Standard">
      <style:text-properties officeooo:rsid="000512a4" officeooo:paragraph-rsid="000512a4"/>
    </style:style>
    <style:style style:name="T1" style:family="text">
      <style:text-properties officeooo:rsid="0002870e"/>
    </style:style>
    <style:style style:name="T2" style:family="text">
      <style:text-properties officeooo:rsid="000429f2"/>
    </style:style>
    <style:style style:name="T3" style:family="text">
      <style:text-properties officeooo:rsid="00056315"/>
    </style:style>
    <style:style style:name="T4" style:family="text">
      <style:text-properties officeooo:rsid="00080c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Projet 2 de NSI</text:p>
      <text:p text:style-name="P1"/>
      <text:p text:style-name="Standard">Le projet à pour but la création d’un Questionnaire automatique 100% fonctionnelle avec l’intégration de graphics.</text:p>
      <text:p text:style-name="Standard"/>
      <text:p text:style-name="Standard">Celui-ci fonctionne sous python avec l’importation des modules random ,<text:span text:style-name="T1">t</text:span>kinter, json, os et sys.</text:p>
      <text:p text:style-name="Standard"/>
      <text:p text:style-name="P2">Sommaire:</text:p>
      <text:list xml:id="list2775972691" text:style-name="List_20_1">
        <text:list-item>
          <text:p text:style-name="P11">a.Les formats</text:p>
        </text:list-item>
        <text:list-item>
          <text:p text:style-name="P11">b.Résumer des fonction par fichier</text:p>
        </text:list-item>
        <text:list-item>
          <text:p text:style-name="P11">c.Le <text:span text:style-name="T3">schéma </text:span>de contrôle</text:p>
        </text:list-item>
        <text:list-item>
          <text:p text:style-name="P13">d.Supplémentaire</text:p>
        </text:list-item>
      </text:list>
      <text:p text:style-name="P2"/>
      <text:p text:style-name="P3">-----------</text:p>
      <text:p text:style-name="P6">a.Les formats</text:p>
      <text:p text:style-name="P3">-----------</text:p>
      <text:p text:style-name="P3"/>
      <text:p text:style-name="P7">les question peuvent être sauvegarder et importer via le format de fichier .json</text:p>
      <text:p text:style-name="P7">le format de stockage et manipulation est un dictionnaire ou les clés sont les questions et les valeurs le format suivant</text:p>
      <text:p text:style-name="P7"/>
      <text:p text:style-name="Standard">"question" : {"type": 0 , "reponse" : [str] ,"correct" : 0}</text:p>
      <text:p text:style-name="Standard"/>
      <text:p text:style-name="P8">ou le type est un entier :</text:p>
      <text:p text:style-name="P8">0 pour une réponse libre proposition</text:p>
      <text:p text:style-name="P8">1 pour une question avec une seule réponse et proposition</text:p>
      <text:p text:style-name="P8">2 pour une question a réponse multiple</text:p>
      <text:p text:style-name="P8">attention le générateur ne peux pas générer des question de type 2</text:p>
      <text:p text:style-name="P8"/>
      <text:p text:style-name="P8">‘’reponse’’ est la liste de réponse proposer avec la bonne réponse et ‘’correct’’ est <text:span text:style-name="T4">annexe</text:span> de la bonne réponse dans la liste de réponse</text:p>
      <text:p text:style-name="Standard"/>
      <text:p text:style-name="P3"/>
      <text:p text:style-name="P3">-----------</text:p>
      <text:p text:style-name="P3">b.Résumer des fonction par fichier</text:p>
      <text:p text:style-name="P3">-----------</text:p>
      <text:p text:style-name="P9">le projet est composé de 3 fichier principal et d’un dossier <text:span text:style-name="T4">annexe</text:span> ;</text:p>
      <text:p text:style-name="P9">le fichier ‘’project2.py <text:s/>est le point d’entrée principal si l’on veux utiliser l’inviter de commande</text:p>
      <text:p text:style-name="P9">l’on peut faire de l’automatisation avec un fichier .bat et mettre le questionnaire de test .json en argument.</text:p>
      <text:p text:style-name="P9"/>
      <text:p text:style-name="P9">‘’malicious.py’’ est un fichier system important de définition de conversion nous pouvons donc y retrouvé toute les méthode de conversion et même en ajouter une sans trop de problème.</text:p>
      <text:p text:style-name="P3"/>
      <text:p text:style-name="P3">‘’<text:span text:style-name="T2">graphic.py’’ ajouter récemment il est notre prototype d’interface graphic intégrer et est toujour en cour de développement , passer un test est fonctionnelle mais les fonctionnalités pour que nous produisons un test cette l’interface est pour l’instant impossible.</text:span></text:p>
      <text:p text:style-name="P3"/>
      <text:p text:style-name="P4">-----------</text:p>
      <text:p text:style-name="P5">c.Le <text:span text:style-name="T3">schéma</text:span> de contrôle</text:p>
      <text:p text:style-name="P3">-----------</text:p>
      <text:p text:style-name="P10">il y a plusieurs façon d’utiliser ce générateur de QCM , avec l’aide de menu et d’automatisation .</text:p>
      <text:p text:style-name="P10">Nous pouvons passer en argument de l’inviter de commande un nom de fichier et l’on aura ensuite le choix de soit importer le QCM qu’il y aurai dessus ou de sauvegarder un QCM.</text:p>
      <text:p text:style-name="P10">Si il n’y a pas de fichier passer , le générateur va demander combien de question l’utilisateur veux et générer autant de question que voulue et nous faire passer un QCM générer aléatoirement.</text:p>
      <text:p text:style-name="P10"/>
      <text:p text:style-name="P12">-----------</text:p>
      <text:p text:style-name="P14">d.Supplémentaire</text:p>
      <text:p text:style-name="P12">-----------</text:p>
      <text:p text:style-name="P14">dans le dossier annexe ,il y 3 fichier pour des style et fonction différent ;</text:p>
      <text:p text:style-name="P14">‘’malicious_other.py’’ est un algorithme pour trouvé toute les approximation du format ieee754 </text:p>
      <text:p text:style-name="P14">ainsi que avec python qui lui même utilise l’ieee pour ses virgule flottantes </text:p>
      <text:p text:style-name="P14">(tournes pour toujours , approximation de 16 bits , positif ou négatif l’erreur d’approximation arrive quand même donc les opposés comporte aussi des erreurs d’approximation)</text:p>
      <text:p text:style-name="P14">‘’malicious_class.py’’ est un exemple de cas avec un classe de type spécifique</text:p>
      <text:p text:style-name="P14">‘’malicious_test.py’’ est des test d’assertion rapide fait pendant le développement</text:p>
      <text:p text:style-name="Standard"/>
      <text:p text:style-name="Standard">Crédits:</text:p>
      <text:p text:style-name="Standard">PAVARD Arthur, LUPETU Uriel, LAPOUGE Terr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6T01:38:47.843000000</dc:date>
    <meta:editing-duration>PT35M48S</meta:editing-duration>
    <meta:editing-cycles>10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45" meta:word-count="473" meta:character-count="2947" meta:non-whitespace-character-count="2520"/>
  </office:meta>
</office:document-meta>
</file>